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8" table:default-cell-style-name="Default"/>
        <table:table-row table:style-name="ro1">
          <table:table-cell office:value-type="string" calcext:value-type="string">
            <text:p>AB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Time_bw_messages</text:p>
          </table:table-cell>
          <table:table-cell office:value-type="string" calcext:value-type="string">
            <text:p>Application_A</text:p>
          </table:table-cell>
          <table:table-cell office:value-type="string" calcext:value-type="string">
            <text:p>Transport_A</text:p>
          </table:table-cell>
          <table:table-cell office:value-type="string" calcext:value-type="string">
            <text:p>Transport_B</text:p>
          </table:table-cell>
          <table:table-cell office:value-type="string" calcext:value-type="string">
            <text:p>Application_B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GBN -W 10</text:p>
          </table:table-cell>
          <table:table-cell table:number-columns-repeated="12"/>
          <table:table-cell office:value-type="string" calcext:value-type="string">
            <text:p>SR -W 1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53" calcext:value-type="float">
            <text:p>1353</text:p>
          </table:table-cell>
          <table:table-cell office:value-type="float" office:value="1074" calcext:value-type="float">
            <text:p>1074</text:p>
          </table:table-cell>
          <table:table-cell office:value-type="float" office:value="550" calcext:value-type="float">
            <text:p>550</text:p>
          </table:table-cell>
          <table:table-cell office:value-type="float" office:value="50608.726562" calcext:value-type="float">
            <text:p>50608.726562</text:p>
          </table:table-cell>
          <table:table-cell office:value-type="float" office:value="0.010868" calcext:value-type="float">
            <text:p>0.0108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58" calcext:value-type="float">
            <text:p>3258</text:p>
          </table:table-cell>
          <table:table-cell office:value-type="float" office:value="2597" calcext:value-type="float">
            <text:p>2597</text:p>
          </table:table-cell>
          <table:table-cell office:value-type="float" office:value="998" calcext:value-type="float">
            <text:p>998</text:p>
          </table:table-cell>
          <table:table-cell office:value-type="float" office:value="48852.613281" calcext:value-type="float">
            <text:p>48852.613281</text:p>
          </table:table-cell>
          <table:table-cell office:value-type="float" office:value="0.020429" calcext:value-type="float">
            <text:p>0.0204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48" calcext:value-type="float">
            <text:p>1548</text:p>
          </table:table-cell>
          <table:table-cell office:value-type="float" office:value="1239" calcext:value-type="float">
            <text:p>1239</text:p>
          </table:table-cell>
          <table:table-cell office:value-type="float" office:value="643" calcext:value-type="float">
            <text:p>643</text:p>
          </table:table-cell>
          <table:table-cell office:value-type="float" office:value="49284.925781" calcext:value-type="float">
            <text:p>49284.925781</text:p>
          </table:table-cell>
          <table:table-cell office:value-type="float" office:value="0.013047" calcext:value-type="float">
            <text:p>0.01304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10" calcext:value-type="float">
            <text:p>1310</text:p>
          </table:table-cell>
          <table:table-cell office:value-type="float" office:value="1029" calcext:value-type="float">
            <text:p>1029</text:p>
          </table:table-cell>
          <table:table-cell office:value-type="float" office:value="522" calcext:value-type="float">
            <text:p>522</text:p>
          </table:table-cell>
          <table:table-cell office:value-type="float" office:value="49591.824219" calcext:value-type="float">
            <text:p>49591.824219</text:p>
          </table:table-cell>
          <table:table-cell office:value-type="float" office:value="0.010526" calcext:value-type="float">
            <text:p>0.0105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72" calcext:value-type="float">
            <text:p>3372</text:p>
          </table:table-cell>
          <table:table-cell office:value-type="float" office:value="2673" calcext:value-type="float">
            <text:p>2673</text:p>
          </table:table-cell>
          <table:table-cell office:value-type="float" office:value="993" calcext:value-type="float">
            <text:p>993</text:p>
          </table:table-cell>
          <table:table-cell office:value-type="float" office:value="49090.875" calcext:value-type="float">
            <text:p>49090.875</text:p>
          </table:table-cell>
          <table:table-cell office:value-type="float" office:value="0.020228" calcext:value-type="float">
            <text:p>0.0202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72" calcext:value-type="float">
            <text:p>2472</text:p>
          </table:table-cell>
          <table:table-cell office:value-type="float" office:value="1976" calcext:value-type="float">
            <text:p>1976</text:p>
          </table:table-cell>
          <table:table-cell office:value-type="float" office:value="999" calcext:value-type="float">
            <text:p>999</text:p>
          </table:table-cell>
          <table:table-cell office:value-type="float" office:value="49029.429688" calcext:value-type="float">
            <text:p>49029.429688</text:p>
          </table:table-cell>
          <table:table-cell office:value-type="float" office:value="0.020376" calcext:value-type="float">
            <text:p>0.02037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08" calcext:value-type="float">
            <text:p>1308</text:p>
          </table:table-cell>
          <table:table-cell office:value-type="float" office:value="1047" calcext:value-type="float">
            <text:p>1047</text:p>
          </table:table-cell>
          <table:table-cell office:value-type="float" office:value="542" calcext:value-type="float">
            <text:p>542</text:p>
          </table:table-cell>
          <table:table-cell office:value-type="float" office:value="49454.183594" calcext:value-type="float">
            <text:p>49454.183594</text:p>
          </table:table-cell>
          <table:table-cell office:value-type="float" office:value="0.01096" calcext:value-type="float">
            <text:p>0.0109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563" calcext:value-type="float">
            <text:p>3563</text:p>
          </table:table-cell>
          <table:table-cell office:value-type="float" office:value="2839" calcext:value-type="float">
            <text:p>2839</text:p>
          </table:table-cell>
          <table:table-cell office:value-type="float" office:value="997" calcext:value-type="float">
            <text:p>997</text:p>
          </table:table-cell>
          <table:table-cell office:value-type="float" office:value="49095.421875" calcext:value-type="float">
            <text:p>49095.421875</text:p>
          </table:table-cell>
          <table:table-cell office:value-type="float" office:value="0.020307" calcext:value-type="float">
            <text:p>0.02030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603" calcext:value-type="float">
            <text:p>1603</text:p>
          </table:table-cell>
          <table:table-cell office:value-type="float" office:value="1279" calcext:value-type="float">
            <text:p>1279</text:p>
          </table:table-cell>
          <table:table-cell office:value-type="float" office:value="638" calcext:value-type="float">
            <text:p>638</text:p>
          </table:table-cell>
          <table:table-cell office:value-type="float" office:value="49491.445312" calcext:value-type="float">
            <text:p>49491.445312</text:p>
          </table:table-cell>
          <table:table-cell office:value-type="float" office:value="0.012891" calcext:value-type="float">
            <text:p>0.01289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26" calcext:value-type="float">
            <text:p>1326</text:p>
          </table:table-cell>
          <table:table-cell office:value-type="float" office:value="1059" calcext:value-type="float">
            <text:p>1059</text:p>
          </table:table-cell>
          <table:table-cell office:value-type="float" office:value="556" calcext:value-type="float">
            <text:p>556</text:p>
          </table:table-cell>
          <table:table-cell office:value-type="float" office:value="50799.9375" calcext:value-type="float">
            <text:p>50799.9375</text:p>
          </table:table-cell>
          <table:table-cell office:value-type="float" office:value="0.010945" calcext:value-type="float">
            <text:p>0.0109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81" calcext:value-type="float">
            <text:p>3381</text:p>
          </table:table-cell>
          <table:table-cell office:value-type="float" office:value="2715" calcext:value-type="float">
            <text:p>2715</text:p>
          </table:table-cell>
          <table:table-cell office:value-type="float" office:value="998" calcext:value-type="float">
            <text:p>998</text:p>
          </table:table-cell>
          <table:table-cell office:value-type="float" office:value="48174.351562" calcext:value-type="float">
            <text:p>48174.351562</text:p>
          </table:table-cell>
          <table:table-cell office:value-type="float" office:value="0.020716" calcext:value-type="float">
            <text:p>0.0207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63" calcext:value-type="float">
            <text:p>2463</text:p>
          </table:table-cell>
          <table:table-cell office:value-type="float" office:value="1984" calcext:value-type="float">
            <text:p>1984</text:p>
          </table:table-cell>
          <table:table-cell office:value-type="float" office:value="999" calcext:value-type="float">
            <text:p>999</text:p>
          </table:table-cell>
          <table:table-cell office:value-type="float" office:value="50340.089844" calcext:value-type="float">
            <text:p>50340.089844</text:p>
          </table:table-cell>
          <table:table-cell office:value-type="float" office:value="0.019845" calcext:value-type="float">
            <text:p>0.01984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11" calcext:value-type="float">
            <text:p>1311</text:p>
          </table:table-cell>
          <table:table-cell office:value-type="float" office:value="1066" calcext:value-type="float">
            <text:p>1066</text:p>
          </table:table-cell>
          <table:table-cell office:value-type="float" office:value="576" calcext:value-type="float">
            <text:p>576</text:p>
          </table:table-cell>
          <table:table-cell office:value-type="float" office:value="51051.6875" calcext:value-type="float">
            <text:p>51051.6875</text:p>
          </table:table-cell>
          <table:table-cell office:value-type="float" office:value="0.011283" calcext:value-type="float">
            <text:p>0.0112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129" calcext:value-type="float">
            <text:p>3129</text:p>
          </table:table-cell>
          <table:table-cell office:value-type="float" office:value="2532" calcext:value-type="float">
            <text:p>2532</text:p>
          </table:table-cell>
          <table:table-cell office:value-type="float" office:value="997" calcext:value-type="float">
            <text:p>997</text:p>
          </table:table-cell>
          <table:table-cell office:value-type="float" office:value="49917.707031" calcext:value-type="float">
            <text:p>49917.707031</text:p>
          </table:table-cell>
          <table:table-cell office:value-type="float" office:value="0.019973" calcext:value-type="float">
            <text:p>0.01997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399" calcext:value-type="float">
            <text:p>2399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50292.75" calcext:value-type="float">
            <text:p>50292.75</text:p>
          </table:table-cell>
          <table:table-cell office:value-type="float" office:value="0.019864" calcext:value-type="float">
            <text:p>0.0198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06" calcext:value-type="float">
            <text:p>1306</text:p>
          </table:table-cell>
          <table:table-cell office:value-type="float" office:value="1060" calcext:value-type="float">
            <text:p>1060</text:p>
          </table:table-cell>
          <table:table-cell office:value-type="float" office:value="545" calcext:value-type="float">
            <text:p>545</text:p>
          </table:table-cell>
          <table:table-cell office:value-type="float" office:value="49327.957031" calcext:value-type="float">
            <text:p>49327.957031</text:p>
          </table:table-cell>
          <table:table-cell office:value-type="float" office:value="0.011049" calcext:value-type="float">
            <text:p>0.0110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59" calcext:value-type="float">
            <text:p>3259</text:p>
          </table:table-cell>
          <table:table-cell office:value-type="float" office:value="2582" calcext:value-type="float">
            <text:p>2582</text:p>
          </table:table-cell>
          <table:table-cell office:value-type="float" office:value="998" calcext:value-type="float">
            <text:p>998</text:p>
          </table:table-cell>
          <table:table-cell office:value-type="float" office:value="49915.425781" calcext:value-type="float">
            <text:p>49915.425781</text:p>
          </table:table-cell>
          <table:table-cell office:value-type="float" office:value="0.019994" calcext:value-type="float">
            <text:p>0.01999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37" calcext:value-type="float">
            <text:p>2437</text:p>
          </table:table-cell>
          <table:table-cell office:value-type="float" office:value="1933" calcext:value-type="float">
            <text:p>1933</text:p>
          </table:table-cell>
          <table:table-cell office:value-type="float" office:value="999" calcext:value-type="float">
            <text:p>999</text:p>
          </table:table-cell>
          <table:table-cell office:value-type="float" office:value="51355.421875" calcext:value-type="float">
            <text:p>51355.421875</text:p>
          </table:table-cell>
          <table:table-cell office:value-type="float" office:value="0.019453" calcext:value-type="float">
            <text:p>0.01945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13" calcext:value-type="float">
            <text:p>1313</text:p>
          </table:table-cell>
          <table:table-cell office:value-type="float" office:value="1038" calcext:value-type="float">
            <text:p>1038</text:p>
          </table:table-cell>
          <table:table-cell office:value-type="float" office:value="533" calcext:value-type="float">
            <text:p>533</text:p>
          </table:table-cell>
          <table:table-cell office:value-type="float" office:value="49381.652344" calcext:value-type="float">
            <text:p>49381.652344</text:p>
          </table:table-cell>
          <table:table-cell office:value-type="float" office:value="0.010793" calcext:value-type="float">
            <text:p>0.01079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53" calcext:value-type="float">
            <text:p>3353</text:p>
          </table:table-cell>
          <table:table-cell office:value-type="float" office:value="2716" calcext:value-type="float">
            <text:p>2716</text:p>
          </table:table-cell>
          <table:table-cell office:value-type="float" office:value="995" calcext:value-type="float">
            <text:p>995</text:p>
          </table:table-cell>
          <table:table-cell office:value-type="float" office:value="50234.292969" calcext:value-type="float">
            <text:p>50234.292969</text:p>
          </table:table-cell>
          <table:table-cell office:value-type="float" office:value="0.019807" calcext:value-type="float">
            <text:p>0.01980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84" calcext:value-type="float">
            <text:p>2484</text:p>
          </table:table-cell>
          <table:table-cell office:value-type="float" office:value="1980" calcext:value-type="float">
            <text:p>1980</text:p>
          </table:table-cell>
          <table:table-cell office:value-type="float" office:value="998" calcext:value-type="float">
            <text:p>998</text:p>
          </table:table-cell>
          <table:table-cell office:value-type="float" office:value="49181.957031" calcext:value-type="float">
            <text:p>49181.957031</text:p>
          </table:table-cell>
          <table:table-cell office:value-type="float" office:value="0.020292" calcext:value-type="float">
            <text:p>0.02029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13" calcext:value-type="float">
            <text:p>1313</text:p>
          </table:table-cell>
          <table:table-cell office:value-type="float" office:value="1065" calcext:value-type="float">
            <text:p>1065</text:p>
          </table:table-cell>
          <table:table-cell office:value-type="float" office:value="543" calcext:value-type="float">
            <text:p>543</text:p>
          </table:table-cell>
          <table:table-cell office:value-type="float" office:value="50129.851562" calcext:value-type="float">
            <text:p>50129.851562</text:p>
          </table:table-cell>
          <table:table-cell office:value-type="float" office:value="0.010832" calcext:value-type="float">
            <text:p>0.0108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56" calcext:value-type="float">
            <text:p>3256</text:p>
          </table:table-cell>
          <table:table-cell office:value-type="float" office:value="2638" calcext:value-type="float">
            <text:p>2638</text:p>
          </table:table-cell>
          <table:table-cell office:value-type="float" office:value="996" calcext:value-type="float">
            <text:p>996</text:p>
          </table:table-cell>
          <table:table-cell office:value-type="float" office:value="50081.167969" calcext:value-type="float">
            <text:p>50081.167969</text:p>
          </table:table-cell>
          <table:table-cell office:value-type="float" office:value="0.019888" calcext:value-type="float">
            <text:p>0.01988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361" calcext:value-type="float">
            <text:p>2361</text:p>
          </table:table-cell>
          <table:table-cell office:value-type="float" office:value="1909" calcext:value-type="float">
            <text:p>1909</text:p>
          </table:table-cell>
          <table:table-cell office:value-type="float" office:value="999" calcext:value-type="float">
            <text:p>999</text:p>
          </table:table-cell>
          <table:table-cell office:value-type="float" office:value="51181.753906" calcext:value-type="float">
            <text:p>51181.753906</text:p>
          </table:table-cell>
          <table:table-cell office:value-type="float" office:value="0.019519" calcext:value-type="float">
            <text:p>0.01951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26" calcext:value-type="float">
            <text:p>1326</text:p>
          </table:table-cell>
          <table:table-cell office:value-type="float" office:value="1052" calcext:value-type="float">
            <text:p>1052</text:p>
          </table:table-cell>
          <table:table-cell office:value-type="float" office:value="547" calcext:value-type="float">
            <text:p>547</text:p>
          </table:table-cell>
          <table:table-cell office:value-type="float" office:value="50549.277344" calcext:value-type="float">
            <text:p>50549.277344</text:p>
          </table:table-cell>
          <table:table-cell office:value-type="float" office:value="0.010821" calcext:value-type="float">
            <text:p>0.01082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424" calcext:value-type="float">
            <text:p>3424</text:p>
          </table:table-cell>
          <table:table-cell office:value-type="float" office:value="2702" calcext:value-type="float">
            <text:p>2702</text:p>
          </table:table-cell>
          <table:table-cell office:value-type="float" office:value="998" calcext:value-type="float">
            <text:p>998</text:p>
          </table:table-cell>
          <table:table-cell office:value-type="float" office:value="48312.039062" calcext:value-type="float">
            <text:p>48312.039062</text:p>
          </table:table-cell>
          <table:table-cell office:value-type="float" office:value="0.020657" calcext:value-type="float">
            <text:p>0.02065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570" calcext:value-type="float">
            <text:p>2570</text:p>
          </table:table-cell>
          <table:table-cell office:value-type="float" office:value="2034" calcext:value-type="float">
            <text:p>2034</text:p>
          </table:table-cell>
          <table:table-cell office:value-type="float" office:value="999" calcext:value-type="float">
            <text:p>999</text:p>
          </table:table-cell>
          <table:table-cell office:value-type="float" office:value="49048.558594" calcext:value-type="float">
            <text:p>49048.558594</text:p>
          </table:table-cell>
          <table:table-cell office:value-type="float" office:value="0.020368" calcext:value-type="float">
            <text:p>0.02036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356" calcext:value-type="float">
            <text:p>1356</text:p>
          </table:table-cell>
          <table:table-cell office:value-type="float" office:value="1070" calcext:value-type="float">
            <text:p>1070</text:p>
          </table:table-cell>
          <table:table-cell office:value-type="float" office:value="533" calcext:value-type="float">
            <text:p>533</text:p>
          </table:table-cell>
          <table:table-cell office:value-type="float" office:value="50293.203125" calcext:value-type="float">
            <text:p>50293.203125</text:p>
          </table:table-cell>
          <table:table-cell office:value-type="float" office:value="0.010598" calcext:value-type="float">
            <text:p>0.01059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45" calcext:value-type="float">
            <text:p>3245</text:p>
          </table:table-cell>
          <table:table-cell office:value-type="float" office:value="2627" calcext:value-type="float">
            <text:p>2627</text:p>
          </table:table-cell>
          <table:table-cell office:value-type="float" office:value="997" calcext:value-type="float">
            <text:p>997</text:p>
          </table:table-cell>
          <table:table-cell office:value-type="float" office:value="48204.265625" calcext:value-type="float">
            <text:p>48204.265625</text:p>
          </table:table-cell>
          <table:table-cell office:value-type="float" office:value="0.020683" calcext:value-type="float">
            <text:p>0.02068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03" calcext:value-type="float">
            <text:p>2403</text:p>
          </table:table-cell>
          <table:table-cell office:value-type="float" office:value="1911" calcext:value-type="float">
            <text:p>1911</text:p>
          </table:table-cell>
          <table:table-cell office:value-type="float" office:value="998" calcext:value-type="float">
            <text:p>998</text:p>
          </table:table-cell>
          <table:table-cell office:value-type="float" office:value="49857.546875" calcext:value-type="float">
            <text:p>49857.546875</text:p>
          </table:table-cell>
          <table:table-cell office:value-type="float" office:value="0.020017" calcext:value-type="float">
            <text:p>0.020017</text:p>
          </table:table-cell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13"/>
          <table:table-cell office:value-type="string" calcext:value-type="string">
            <text:p>GBN -W 5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58" calcext:value-type="float">
            <text:p>3258</text:p>
          </table:table-cell>
          <table:table-cell office:value-type="float" office:value="2597" calcext:value-type="float">
            <text:p>2597</text:p>
          </table:table-cell>
          <table:table-cell office:value-type="float" office:value="998" calcext:value-type="float">
            <text:p>998</text:p>
          </table:table-cell>
          <table:table-cell office:value-type="float" office:value="48852.613281" calcext:value-type="float">
            <text:p>48852.613281</text:p>
          </table:table-cell>
          <table:table-cell office:value-type="float" office:value="0.020429" calcext:value-type="float">
            <text:p>0.020429</text:p>
          </table:table-cell>
          <table:table-cell/>
          <table:table-cell office:value-type="string" calcext:value-type="string">
            <text:p>SR -W 5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13" calcext:value-type="float">
            <text:p>2413</text:p>
          </table:table-cell>
          <table:table-cell office:value-type="float" office:value="1922" calcext:value-type="float">
            <text:p>1922</text:p>
          </table:table-cell>
          <table:table-cell office:value-type="float" office:value="999" calcext:value-type="float">
            <text:p>999</text:p>
          </table:table-cell>
          <table:table-cell office:value-type="float" office:value="49587.296875" calcext:value-type="float">
            <text:p>49587.296875</text:p>
          </table:table-cell>
          <table:table-cell office:value-type="float" office:value="0.020146" calcext:value-type="float">
            <text:p>0.020146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72" calcext:value-type="float">
            <text:p>3372</text:p>
          </table:table-cell>
          <table:table-cell office:value-type="float" office:value="2673" calcext:value-type="float">
            <text:p>2673</text:p>
          </table:table-cell>
          <table:table-cell office:value-type="float" office:value="993" calcext:value-type="float">
            <text:p>993</text:p>
          </table:table-cell>
          <table:table-cell office:value-type="float" office:value="49090.875" calcext:value-type="float">
            <text:p>49090.875</text:p>
          </table:table-cell>
          <table:table-cell office:value-type="float" office:value="0.020228" calcext:value-type="float">
            <text:p>0.0202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67" calcext:value-type="float">
            <text:p>2467</text:p>
          </table:table-cell>
          <table:table-cell office:value-type="float" office:value="1973" calcext:value-type="float">
            <text:p>1973</text:p>
          </table:table-cell>
          <table:table-cell office:value-type="float" office:value="999" calcext:value-type="float">
            <text:p>999</text:p>
          </table:table-cell>
          <table:table-cell office:value-type="float" office:value="49307.484375" calcext:value-type="float">
            <text:p>49307.484375</text:p>
          </table:table-cell>
          <table:table-cell office:value-type="float" office:value="0.020261" calcext:value-type="float">
            <text:p>0.020261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563" calcext:value-type="float">
            <text:p>3563</text:p>
          </table:table-cell>
          <table:table-cell office:value-type="float" office:value="2839" calcext:value-type="float">
            <text:p>2839</text:p>
          </table:table-cell>
          <table:table-cell office:value-type="float" office:value="997" calcext:value-type="float">
            <text:p>997</text:p>
          </table:table-cell>
          <table:table-cell office:value-type="float" office:value="49095.421875" calcext:value-type="float">
            <text:p>49095.421875</text:p>
          </table:table-cell>
          <table:table-cell office:value-type="float" office:value="0.020307" calcext:value-type="float">
            <text:p>0.02030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519" calcext:value-type="float">
            <text:p>2519</text:p>
          </table:table-cell>
          <table:table-cell office:value-type="float" office:value="2001" calcext:value-type="float">
            <text:p>2001</text:p>
          </table:table-cell>
          <table:table-cell office:value-type="float" office:value="999" calcext:value-type="float">
            <text:p>999</text:p>
          </table:table-cell>
          <table:table-cell office:value-type="float" office:value="50065.652344" calcext:value-type="float">
            <text:p>50065.652344</text:p>
          </table:table-cell>
          <table:table-cell office:value-type="float" office:value="0.019954" calcext:value-type="float">
            <text:p>0.019954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80" calcext:value-type="float">
            <text:p>3280</text:p>
          </table:table-cell>
          <table:table-cell office:value-type="float" office:value="2647" calcext:value-type="float">
            <text:p>2647</text:p>
          </table:table-cell>
          <table:table-cell office:value-type="float" office:value="997" calcext:value-type="float">
            <text:p>997</text:p>
          </table:table-cell>
          <table:table-cell office:value-type="float" office:value="48712.617188" calcext:value-type="float">
            <text:p>48712.617188</text:p>
          </table:table-cell>
          <table:table-cell office:value-type="float" office:value="0.020467" calcext:value-type="float">
            <text:p>0.0204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63" calcext:value-type="float">
            <text:p>2463</text:p>
          </table:table-cell>
          <table:table-cell office:value-type="float" office:value="1984" calcext:value-type="float">
            <text:p>1984</text:p>
          </table:table-cell>
          <table:table-cell office:value-type="float" office:value="999" calcext:value-type="float">
            <text:p>999</text:p>
          </table:table-cell>
          <table:table-cell office:value-type="float" office:value="50340.089844" calcext:value-type="float">
            <text:p>50340.089844</text:p>
          </table:table-cell>
          <table:table-cell office:value-type="float" office:value="0.019845" calcext:value-type="float">
            <text:p>0.019845</text:p>
          </table:table-cell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129" calcext:value-type="float">
            <text:p>3129</text:p>
          </table:table-cell>
          <table:table-cell office:value-type="float" office:value="2532" calcext:value-type="float">
            <text:p>2532</text:p>
          </table:table-cell>
          <table:table-cell office:value-type="float" office:value="997" calcext:value-type="float">
            <text:p>997</text:p>
          </table:table-cell>
          <table:table-cell office:value-type="float" office:value="49917.707031" calcext:value-type="float">
            <text:p>49917.707031</text:p>
          </table:table-cell>
          <table:table-cell office:value-type="float" office:value="0.019973" calcext:value-type="float">
            <text:p>0.01997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399" calcext:value-type="float">
            <text:p>2399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50292.75" calcext:value-type="float">
            <text:p>50292.75</text:p>
          </table:table-cell>
          <table:table-cell office:value-type="float" office:value="0.019864" calcext:value-type="float">
            <text:p>0.019864</text:p>
          </table:table-cell>
        </table:table-row>
        <table:table-row table:style-name="ro1"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59" calcext:value-type="float">
            <text:p>3259</text:p>
          </table:table-cell>
          <table:table-cell office:value-type="float" office:value="2582" calcext:value-type="float">
            <text:p>2582</text:p>
          </table:table-cell>
          <table:table-cell office:value-type="float" office:value="998" calcext:value-type="float">
            <text:p>998</text:p>
          </table:table-cell>
          <table:table-cell office:value-type="float" office:value="49915.425781" calcext:value-type="float">
            <text:p>49915.425781</text:p>
          </table:table-cell>
          <table:table-cell office:value-type="float" office:value="0.019994" calcext:value-type="float">
            <text:p>0.01999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37" calcext:value-type="float">
            <text:p>2437</text:p>
          </table:table-cell>
          <table:table-cell office:value-type="float" office:value="1933" calcext:value-type="float">
            <text:p>1933</text:p>
          </table:table-cell>
          <table:table-cell office:value-type="float" office:value="999" calcext:value-type="float">
            <text:p>999</text:p>
          </table:table-cell>
          <table:table-cell office:value-type="float" office:value="51355.421875" calcext:value-type="float">
            <text:p>51355.421875</text:p>
          </table:table-cell>
          <table:table-cell office:value-type="float" office:value="0.019453" calcext:value-type="float">
            <text:p>0.019453</text:p>
          </table:table-cell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53" calcext:value-type="float">
            <text:p>3353</text:p>
          </table:table-cell>
          <table:table-cell office:value-type="float" office:value="2716" calcext:value-type="float">
            <text:p>2716</text:p>
          </table:table-cell>
          <table:table-cell office:value-type="float" office:value="995" calcext:value-type="float">
            <text:p>995</text:p>
          </table:table-cell>
          <table:table-cell office:value-type="float" office:value="50234.292969" calcext:value-type="float">
            <text:p>50234.292969</text:p>
          </table:table-cell>
          <table:table-cell office:value-type="float" office:value="0.019807" calcext:value-type="float">
            <text:p>0.01980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84" calcext:value-type="float">
            <text:p>2484</text:p>
          </table:table-cell>
          <table:table-cell office:value-type="float" office:value="1980" calcext:value-type="float">
            <text:p>1980</text:p>
          </table:table-cell>
          <table:table-cell office:value-type="float" office:value="998" calcext:value-type="float">
            <text:p>998</text:p>
          </table:table-cell>
          <table:table-cell office:value-type="float" office:value="49181.957031" calcext:value-type="float">
            <text:p>49181.957031</text:p>
          </table:table-cell>
          <table:table-cell office:value-type="float" office:value="0.020292" calcext:value-type="float">
            <text:p>0.020292</text:p>
          </table:table-cell>
        </table:table-row>
        <table:table-row table:style-name="ro1"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56" calcext:value-type="float">
            <text:p>3256</text:p>
          </table:table-cell>
          <table:table-cell office:value-type="float" office:value="2638" calcext:value-type="float">
            <text:p>2638</text:p>
          </table:table-cell>
          <table:table-cell office:value-type="float" office:value="996" calcext:value-type="float">
            <text:p>996</text:p>
          </table:table-cell>
          <table:table-cell office:value-type="float" office:value="50081.167969" calcext:value-type="float">
            <text:p>50081.167969</text:p>
          </table:table-cell>
          <table:table-cell office:value-type="float" office:value="0.019888" calcext:value-type="float">
            <text:p>0.01988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361" calcext:value-type="float">
            <text:p>2361</text:p>
          </table:table-cell>
          <table:table-cell office:value-type="float" office:value="1909" calcext:value-type="float">
            <text:p>1909</text:p>
          </table:table-cell>
          <table:table-cell office:value-type="float" office:value="999" calcext:value-type="float">
            <text:p>999</text:p>
          </table:table-cell>
          <table:table-cell office:value-type="float" office:value="51181.753906" calcext:value-type="float">
            <text:p>51181.753906</text:p>
          </table:table-cell>
          <table:table-cell office:value-type="float" office:value="0.019519" calcext:value-type="float">
            <text:p>0.019519</text:p>
          </table:table-cell>
        </table:table-row>
        <table:table-row table:style-name="ro1"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81" calcext:value-type="float">
            <text:p>3381</text:p>
          </table:table-cell>
          <table:table-cell office:value-type="float" office:value="2665" calcext:value-type="float">
            <text:p>2665</text:p>
          </table:table-cell>
          <table:table-cell office:value-type="float" office:value="998" calcext:value-type="float">
            <text:p>998</text:p>
          </table:table-cell>
          <table:table-cell office:value-type="float" office:value="48129.710938" calcext:value-type="float">
            <text:p>48129.710938</text:p>
          </table:table-cell>
          <table:table-cell office:value-type="float" office:value="0.020736" calcext:value-type="float">
            <text:p>0.02073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570" calcext:value-type="float">
            <text:p>2570</text:p>
          </table:table-cell>
          <table:table-cell office:value-type="float" office:value="2034" calcext:value-type="float">
            <text:p>2034</text:p>
          </table:table-cell>
          <table:table-cell office:value-type="float" office:value="999" calcext:value-type="float">
            <text:p>999</text:p>
          </table:table-cell>
          <table:table-cell office:value-type="float" office:value="49048.558594" calcext:value-type="float">
            <text:p>49048.558594</text:p>
          </table:table-cell>
          <table:table-cell office:value-type="float" office:value="0.020368" calcext:value-type="float">
            <text:p>0.020368</text:p>
          </table:table-cell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45" calcext:value-type="float">
            <text:p>3245</text:p>
          </table:table-cell>
          <table:table-cell office:value-type="float" office:value="2627" calcext:value-type="float">
            <text:p>2627</text:p>
          </table:table-cell>
          <table:table-cell office:value-type="float" office:value="997" calcext:value-type="float">
            <text:p>997</text:p>
          </table:table-cell>
          <table:table-cell office:value-type="float" office:value="48204.265625" calcext:value-type="float">
            <text:p>48204.265625</text:p>
          </table:table-cell>
          <table:table-cell office:value-type="float" office:value="0.020683" calcext:value-type="float">
            <text:p>0.02068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03" calcext:value-type="float">
            <text:p>2403</text:p>
          </table:table-cell>
          <table:table-cell office:value-type="float" office:value="1911" calcext:value-type="float">
            <text:p>1911</text:p>
          </table:table-cell>
          <table:table-cell office:value-type="float" office:value="998" calcext:value-type="float">
            <text:p>998</text:p>
          </table:table-cell>
          <table:table-cell office:value-type="float" office:value="49857.546875" calcext:value-type="float">
            <text:p>49857.546875</text:p>
          </table:table-cell>
          <table:table-cell office:value-type="float" office:value="0.020017" calcext:value-type="float">
            <text:p>0.020017</text:p>
          </table:table-cell>
        </table:table-row>
        <table:table-row table:style-name="ro1" table:number-rows-repeated="5">
          <table:table-cell table:number-columns-repeated="38"/>
        </table:table-row>
        <table:table-row table:style-name="ro1">
          <table:table-cell table:number-columns-repeated="13"/>
          <table:table-cell office:value-type="string" calcext:value-type="string">
            <text:p>GBN -W 1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58" calcext:value-type="float">
            <text:p>3258</text:p>
          </table:table-cell>
          <table:table-cell office:value-type="float" office:value="2597" calcext:value-type="float">
            <text:p>2597</text:p>
          </table:table-cell>
          <table:table-cell office:value-type="float" office:value="998" calcext:value-type="float">
            <text:p>998</text:p>
          </table:table-cell>
          <table:table-cell office:value-type="float" office:value="48852.613281" calcext:value-type="float">
            <text:p>48852.613281</text:p>
          </table:table-cell>
          <table:table-cell office:value-type="float" office:value="0.020429" calcext:value-type="float">
            <text:p>0.020429</text:p>
          </table:table-cell>
          <table:table-cell/>
          <table:table-cell office:value-type="string" calcext:value-type="string">
            <text:p>SR -W 1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13" calcext:value-type="float">
            <text:p>2413</text:p>
          </table:table-cell>
          <table:table-cell office:value-type="float" office:value="1922" calcext:value-type="float">
            <text:p>1922</text:p>
          </table:table-cell>
          <table:table-cell office:value-type="float" office:value="999" calcext:value-type="float">
            <text:p>999</text:p>
          </table:table-cell>
          <table:table-cell office:value-type="float" office:value="49587.296875" calcext:value-type="float">
            <text:p>49587.296875</text:p>
          </table:table-cell>
          <table:table-cell office:value-type="float" office:value="0.020146" calcext:value-type="float">
            <text:p>0.020146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72" calcext:value-type="float">
            <text:p>3372</text:p>
          </table:table-cell>
          <table:table-cell office:value-type="float" office:value="2673" calcext:value-type="float">
            <text:p>2673</text:p>
          </table:table-cell>
          <table:table-cell office:value-type="float" office:value="993" calcext:value-type="float">
            <text:p>993</text:p>
          </table:table-cell>
          <table:table-cell office:value-type="float" office:value="49090.875" calcext:value-type="float">
            <text:p>49090.875</text:p>
          </table:table-cell>
          <table:table-cell office:value-type="float" office:value="0.020228" calcext:value-type="float">
            <text:p>0.0202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67" calcext:value-type="float">
            <text:p>2467</text:p>
          </table:table-cell>
          <table:table-cell office:value-type="float" office:value="1973" calcext:value-type="float">
            <text:p>1973</text:p>
          </table:table-cell>
          <table:table-cell office:value-type="float" office:value="999" calcext:value-type="float">
            <text:p>999</text:p>
          </table:table-cell>
          <table:table-cell office:value-type="float" office:value="49307.484375" calcext:value-type="float">
            <text:p>49307.484375</text:p>
          </table:table-cell>
          <table:table-cell office:value-type="float" office:value="0.020261" calcext:value-type="float">
            <text:p>0.020261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563" calcext:value-type="float">
            <text:p>3563</text:p>
          </table:table-cell>
          <table:table-cell office:value-type="float" office:value="2839" calcext:value-type="float">
            <text:p>2839</text:p>
          </table:table-cell>
          <table:table-cell office:value-type="float" office:value="997" calcext:value-type="float">
            <text:p>997</text:p>
          </table:table-cell>
          <table:table-cell office:value-type="float" office:value="49095.421875" calcext:value-type="float">
            <text:p>49095.421875</text:p>
          </table:table-cell>
          <table:table-cell office:value-type="float" office:value="0.020307" calcext:value-type="float">
            <text:p>0.02030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519" calcext:value-type="float">
            <text:p>2519</text:p>
          </table:table-cell>
          <table:table-cell office:value-type="float" office:value="2001" calcext:value-type="float">
            <text:p>2001</text:p>
          </table:table-cell>
          <table:table-cell office:value-type="float" office:value="999" calcext:value-type="float">
            <text:p>999</text:p>
          </table:table-cell>
          <table:table-cell office:value-type="float" office:value="50065.652344" calcext:value-type="float">
            <text:p>50065.652344</text:p>
          </table:table-cell>
          <table:table-cell office:value-type="float" office:value="0.019954" calcext:value-type="float">
            <text:p>0.019954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80" calcext:value-type="float">
            <text:p>3280</text:p>
          </table:table-cell>
          <table:table-cell office:value-type="float" office:value="2647" calcext:value-type="float">
            <text:p>2647</text:p>
          </table:table-cell>
          <table:table-cell office:value-type="float" office:value="997" calcext:value-type="float">
            <text:p>997</text:p>
          </table:table-cell>
          <table:table-cell office:value-type="float" office:value="48712.617188" calcext:value-type="float">
            <text:p>48712.617188</text:p>
          </table:table-cell>
          <table:table-cell office:value-type="float" office:value="0.020467" calcext:value-type="float">
            <text:p>0.0204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63" calcext:value-type="float">
            <text:p>2463</text:p>
          </table:table-cell>
          <table:table-cell office:value-type="float" office:value="1984" calcext:value-type="float">
            <text:p>1984</text:p>
          </table:table-cell>
          <table:table-cell office:value-type="float" office:value="999" calcext:value-type="float">
            <text:p>999</text:p>
          </table:table-cell>
          <table:table-cell office:value-type="float" office:value="50340.089844" calcext:value-type="float">
            <text:p>50340.089844</text:p>
          </table:table-cell>
          <table:table-cell office:value-type="float" office:value="0.019845" calcext:value-type="float">
            <text:p>0.019845</text:p>
          </table:table-cell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129" calcext:value-type="float">
            <text:p>3129</text:p>
          </table:table-cell>
          <table:table-cell office:value-type="float" office:value="2532" calcext:value-type="float">
            <text:p>2532</text:p>
          </table:table-cell>
          <table:table-cell office:value-type="float" office:value="997" calcext:value-type="float">
            <text:p>997</text:p>
          </table:table-cell>
          <table:table-cell office:value-type="float" office:value="49917.707031" calcext:value-type="float">
            <text:p>49917.707031</text:p>
          </table:table-cell>
          <table:table-cell office:value-type="float" office:value="0.019973" calcext:value-type="float">
            <text:p>0.01997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399" calcext:value-type="float">
            <text:p>2399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50292.75" calcext:value-type="float">
            <text:p>50292.75</text:p>
          </table:table-cell>
          <table:table-cell office:value-type="float" office:value="0.019864" calcext:value-type="float">
            <text:p>0.019864</text:p>
          </table:table-cell>
        </table:table-row>
        <table:table-row table:style-name="ro1"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59" calcext:value-type="float">
            <text:p>3259</text:p>
          </table:table-cell>
          <table:table-cell office:value-type="float" office:value="2582" calcext:value-type="float">
            <text:p>2582</text:p>
          </table:table-cell>
          <table:table-cell office:value-type="float" office:value="998" calcext:value-type="float">
            <text:p>998</text:p>
          </table:table-cell>
          <table:table-cell office:value-type="float" office:value="49915.425781" calcext:value-type="float">
            <text:p>49915.425781</text:p>
          </table:table-cell>
          <table:table-cell office:value-type="float" office:value="0.019994" calcext:value-type="float">
            <text:p>0.01999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37" calcext:value-type="float">
            <text:p>2437</text:p>
          </table:table-cell>
          <table:table-cell office:value-type="float" office:value="1933" calcext:value-type="float">
            <text:p>1933</text:p>
          </table:table-cell>
          <table:table-cell office:value-type="float" office:value="999" calcext:value-type="float">
            <text:p>999</text:p>
          </table:table-cell>
          <table:table-cell office:value-type="float" office:value="51355.421875" calcext:value-type="float">
            <text:p>51355.421875</text:p>
          </table:table-cell>
          <table:table-cell office:value-type="float" office:value="0.019453" calcext:value-type="float">
            <text:p>0.019453</text:p>
          </table:table-cell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53" calcext:value-type="float">
            <text:p>3353</text:p>
          </table:table-cell>
          <table:table-cell office:value-type="float" office:value="2716" calcext:value-type="float">
            <text:p>2716</text:p>
          </table:table-cell>
          <table:table-cell office:value-type="float" office:value="995" calcext:value-type="float">
            <text:p>995</text:p>
          </table:table-cell>
          <table:table-cell office:value-type="float" office:value="50234.292969" calcext:value-type="float">
            <text:p>50234.292969</text:p>
          </table:table-cell>
          <table:table-cell office:value-type="float" office:value="0.019807" calcext:value-type="float">
            <text:p>0.01980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84" calcext:value-type="float">
            <text:p>2484</text:p>
          </table:table-cell>
          <table:table-cell office:value-type="float" office:value="1980" calcext:value-type="float">
            <text:p>1980</text:p>
          </table:table-cell>
          <table:table-cell office:value-type="float" office:value="998" calcext:value-type="float">
            <text:p>998</text:p>
          </table:table-cell>
          <table:table-cell office:value-type="float" office:value="49181.957031" calcext:value-type="float">
            <text:p>49181.957031</text:p>
          </table:table-cell>
          <table:table-cell office:value-type="float" office:value="0.020292" calcext:value-type="float">
            <text:p>0.020292</text:p>
          </table:table-cell>
        </table:table-row>
        <table:table-row table:style-name="ro1"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56" calcext:value-type="float">
            <text:p>3256</text:p>
          </table:table-cell>
          <table:table-cell office:value-type="float" office:value="2638" calcext:value-type="float">
            <text:p>2638</text:p>
          </table:table-cell>
          <table:table-cell office:value-type="float" office:value="996" calcext:value-type="float">
            <text:p>996</text:p>
          </table:table-cell>
          <table:table-cell office:value-type="float" office:value="50081.167969" calcext:value-type="float">
            <text:p>50081.167969</text:p>
          </table:table-cell>
          <table:table-cell office:value-type="float" office:value="0.019888" calcext:value-type="float">
            <text:p>0.01988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361" calcext:value-type="float">
            <text:p>2361</text:p>
          </table:table-cell>
          <table:table-cell office:value-type="float" office:value="1909" calcext:value-type="float">
            <text:p>1909</text:p>
          </table:table-cell>
          <table:table-cell office:value-type="float" office:value="999" calcext:value-type="float">
            <text:p>999</text:p>
          </table:table-cell>
          <table:table-cell office:value-type="float" office:value="51181.753906" calcext:value-type="float">
            <text:p>51181.753906</text:p>
          </table:table-cell>
          <table:table-cell office:value-type="float" office:value="0.019519" calcext:value-type="float">
            <text:p>0.019519</text:p>
          </table:table-cell>
        </table:table-row>
        <table:table-row table:style-name="ro1"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81" calcext:value-type="float">
            <text:p>3381</text:p>
          </table:table-cell>
          <table:table-cell office:value-type="float" office:value="2665" calcext:value-type="float">
            <text:p>2665</text:p>
          </table:table-cell>
          <table:table-cell office:value-type="float" office:value="998" calcext:value-type="float">
            <text:p>998</text:p>
          </table:table-cell>
          <table:table-cell office:value-type="float" office:value="48129.710938" calcext:value-type="float">
            <text:p>48129.710938</text:p>
          </table:table-cell>
          <table:table-cell office:value-type="float" office:value="0.020736" calcext:value-type="float">
            <text:p>0.02073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570" calcext:value-type="float">
            <text:p>2570</text:p>
          </table:table-cell>
          <table:table-cell office:value-type="float" office:value="2034" calcext:value-type="float">
            <text:p>2034</text:p>
          </table:table-cell>
          <table:table-cell office:value-type="float" office:value="999" calcext:value-type="float">
            <text:p>999</text:p>
          </table:table-cell>
          <table:table-cell office:value-type="float" office:value="49048.558594" calcext:value-type="float">
            <text:p>49048.558594</text:p>
          </table:table-cell>
          <table:table-cell office:value-type="float" office:value="0.020368" calcext:value-type="float">
            <text:p>0.020368</text:p>
          </table:table-cell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45" calcext:value-type="float">
            <text:p>3245</text:p>
          </table:table-cell>
          <table:table-cell office:value-type="float" office:value="2627" calcext:value-type="float">
            <text:p>2627</text:p>
          </table:table-cell>
          <table:table-cell office:value-type="float" office:value="997" calcext:value-type="float">
            <text:p>997</text:p>
          </table:table-cell>
          <table:table-cell office:value-type="float" office:value="48204.265625" calcext:value-type="float">
            <text:p>48204.265625</text:p>
          </table:table-cell>
          <table:table-cell office:value-type="float" office:value="0.020683" calcext:value-type="float">
            <text:p>0.02068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03" calcext:value-type="float">
            <text:p>2403</text:p>
          </table:table-cell>
          <table:table-cell office:value-type="float" office:value="1911" calcext:value-type="float">
            <text:p>1911</text:p>
          </table:table-cell>
          <table:table-cell office:value-type="float" office:value="998" calcext:value-type="float">
            <text:p>998</text:p>
          </table:table-cell>
          <table:table-cell office:value-type="float" office:value="49857.546875" calcext:value-type="float">
            <text:p>49857.546875</text:p>
          </table:table-cell>
          <table:table-cell office:value-type="float" office:value="0.020017" calcext:value-type="float">
            <text:p>0.020017</text:p>
          </table:table-cell>
        </table:table-row>
        <table:table-row table:style-name="ro1" table:number-rows-repeated="5">
          <table:table-cell table:number-columns-repeated="38"/>
        </table:table-row>
        <table:table-row table:style-name="ro1">
          <table:table-cell table:number-columns-repeated="13"/>
          <table:table-cell office:value-type="string" calcext:value-type="string">
            <text:p>GBN -W 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58" calcext:value-type="float">
            <text:p>3258</text:p>
          </table:table-cell>
          <table:table-cell office:value-type="float" office:value="2597" calcext:value-type="float">
            <text:p>2597</text:p>
          </table:table-cell>
          <table:table-cell office:value-type="float" office:value="998" calcext:value-type="float">
            <text:p>998</text:p>
          </table:table-cell>
          <table:table-cell office:value-type="float" office:value="48852.613281" calcext:value-type="float">
            <text:p>48852.613281</text:p>
          </table:table-cell>
          <table:table-cell office:value-type="float" office:value="0.020429" calcext:value-type="float">
            <text:p>0.020429</text:p>
          </table:table-cell>
          <table:table-cell/>
          <table:table-cell office:value-type="string" calcext:value-type="string">
            <text:p>SR -W 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13" calcext:value-type="float">
            <text:p>2413</text:p>
          </table:table-cell>
          <table:table-cell office:value-type="float" office:value="1922" calcext:value-type="float">
            <text:p>1922</text:p>
          </table:table-cell>
          <table:table-cell office:value-type="float" office:value="999" calcext:value-type="float">
            <text:p>999</text:p>
          </table:table-cell>
          <table:table-cell office:value-type="float" office:value="49587.296875" calcext:value-type="float">
            <text:p>49587.296875</text:p>
          </table:table-cell>
          <table:table-cell office:value-type="float" office:value="0.020146" calcext:value-type="float">
            <text:p>0.020146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72" calcext:value-type="float">
            <text:p>3372</text:p>
          </table:table-cell>
          <table:table-cell office:value-type="float" office:value="2673" calcext:value-type="float">
            <text:p>2673</text:p>
          </table:table-cell>
          <table:table-cell office:value-type="float" office:value="993" calcext:value-type="float">
            <text:p>993</text:p>
          </table:table-cell>
          <table:table-cell office:value-type="float" office:value="49090.875" calcext:value-type="float">
            <text:p>49090.875</text:p>
          </table:table-cell>
          <table:table-cell office:value-type="float" office:value="0.020228" calcext:value-type="float">
            <text:p>0.0202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67" calcext:value-type="float">
            <text:p>2467</text:p>
          </table:table-cell>
          <table:table-cell office:value-type="float" office:value="1973" calcext:value-type="float">
            <text:p>1973</text:p>
          </table:table-cell>
          <table:table-cell office:value-type="float" office:value="999" calcext:value-type="float">
            <text:p>999</text:p>
          </table:table-cell>
          <table:table-cell office:value-type="float" office:value="49307.484375" calcext:value-type="float">
            <text:p>49307.484375</text:p>
          </table:table-cell>
          <table:table-cell office:value-type="float" office:value="0.020261" calcext:value-type="float">
            <text:p>0.020261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563" calcext:value-type="float">
            <text:p>3563</text:p>
          </table:table-cell>
          <table:table-cell office:value-type="float" office:value="2839" calcext:value-type="float">
            <text:p>2839</text:p>
          </table:table-cell>
          <table:table-cell office:value-type="float" office:value="997" calcext:value-type="float">
            <text:p>997</text:p>
          </table:table-cell>
          <table:table-cell office:value-type="float" office:value="49095.421875" calcext:value-type="float">
            <text:p>49095.421875</text:p>
          </table:table-cell>
          <table:table-cell office:value-type="float" office:value="0.020307" calcext:value-type="float">
            <text:p>0.02030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519" calcext:value-type="float">
            <text:p>2519</text:p>
          </table:table-cell>
          <table:table-cell office:value-type="float" office:value="2001" calcext:value-type="float">
            <text:p>2001</text:p>
          </table:table-cell>
          <table:table-cell office:value-type="float" office:value="999" calcext:value-type="float">
            <text:p>999</text:p>
          </table:table-cell>
          <table:table-cell office:value-type="float" office:value="50065.652344" calcext:value-type="float">
            <text:p>50065.652344</text:p>
          </table:table-cell>
          <table:table-cell office:value-type="float" office:value="0.019954" calcext:value-type="float">
            <text:p>0.019954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80" calcext:value-type="float">
            <text:p>3280</text:p>
          </table:table-cell>
          <table:table-cell office:value-type="float" office:value="2647" calcext:value-type="float">
            <text:p>2647</text:p>
          </table:table-cell>
          <table:table-cell office:value-type="float" office:value="997" calcext:value-type="float">
            <text:p>997</text:p>
          </table:table-cell>
          <table:table-cell office:value-type="float" office:value="48712.617188" calcext:value-type="float">
            <text:p>48712.617188</text:p>
          </table:table-cell>
          <table:table-cell office:value-type="float" office:value="0.020467" calcext:value-type="float">
            <text:p>0.0204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63" calcext:value-type="float">
            <text:p>2463</text:p>
          </table:table-cell>
          <table:table-cell office:value-type="float" office:value="1984" calcext:value-type="float">
            <text:p>1984</text:p>
          </table:table-cell>
          <table:table-cell office:value-type="float" office:value="999" calcext:value-type="float">
            <text:p>999</text:p>
          </table:table-cell>
          <table:table-cell office:value-type="float" office:value="50340.089844" calcext:value-type="float">
            <text:p>50340.089844</text:p>
          </table:table-cell>
          <table:table-cell office:value-type="float" office:value="0.019845" calcext:value-type="float">
            <text:p>0.019845</text:p>
          </table:table-cell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129" calcext:value-type="float">
            <text:p>3129</text:p>
          </table:table-cell>
          <table:table-cell office:value-type="float" office:value="2532" calcext:value-type="float">
            <text:p>2532</text:p>
          </table:table-cell>
          <table:table-cell office:value-type="float" office:value="997" calcext:value-type="float">
            <text:p>997</text:p>
          </table:table-cell>
          <table:table-cell office:value-type="float" office:value="49917.707031" calcext:value-type="float">
            <text:p>49917.707031</text:p>
          </table:table-cell>
          <table:table-cell office:value-type="float" office:value="0.019973" calcext:value-type="float">
            <text:p>0.01997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399" calcext:value-type="float">
            <text:p>2399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50292.75" calcext:value-type="float">
            <text:p>50292.75</text:p>
          </table:table-cell>
          <table:table-cell office:value-type="float" office:value="0.019864" calcext:value-type="float">
            <text:p>0.019864</text:p>
          </table:table-cell>
        </table:table-row>
        <table:table-row table:style-name="ro1"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59" calcext:value-type="float">
            <text:p>3259</text:p>
          </table:table-cell>
          <table:table-cell office:value-type="float" office:value="2582" calcext:value-type="float">
            <text:p>2582</text:p>
          </table:table-cell>
          <table:table-cell office:value-type="float" office:value="998" calcext:value-type="float">
            <text:p>998</text:p>
          </table:table-cell>
          <table:table-cell office:value-type="float" office:value="49915.425781" calcext:value-type="float">
            <text:p>49915.425781</text:p>
          </table:table-cell>
          <table:table-cell office:value-type="float" office:value="0.019994" calcext:value-type="float">
            <text:p>0.01999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37" calcext:value-type="float">
            <text:p>2437</text:p>
          </table:table-cell>
          <table:table-cell office:value-type="float" office:value="1933" calcext:value-type="float">
            <text:p>1933</text:p>
          </table:table-cell>
          <table:table-cell office:value-type="float" office:value="999" calcext:value-type="float">
            <text:p>999</text:p>
          </table:table-cell>
          <table:table-cell office:value-type="float" office:value="51355.421875" calcext:value-type="float">
            <text:p>51355.421875</text:p>
          </table:table-cell>
          <table:table-cell office:value-type="float" office:value="0.019453" calcext:value-type="float">
            <text:p>0.019453</text:p>
          </table:table-cell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53" calcext:value-type="float">
            <text:p>3353</text:p>
          </table:table-cell>
          <table:table-cell office:value-type="float" office:value="2716" calcext:value-type="float">
            <text:p>2716</text:p>
          </table:table-cell>
          <table:table-cell office:value-type="float" office:value="995" calcext:value-type="float">
            <text:p>995</text:p>
          </table:table-cell>
          <table:table-cell office:value-type="float" office:value="50234.292969" calcext:value-type="float">
            <text:p>50234.292969</text:p>
          </table:table-cell>
          <table:table-cell office:value-type="float" office:value="0.019807" calcext:value-type="float">
            <text:p>0.01980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84" calcext:value-type="float">
            <text:p>2484</text:p>
          </table:table-cell>
          <table:table-cell office:value-type="float" office:value="1980" calcext:value-type="float">
            <text:p>1980</text:p>
          </table:table-cell>
          <table:table-cell office:value-type="float" office:value="998" calcext:value-type="float">
            <text:p>998</text:p>
          </table:table-cell>
          <table:table-cell office:value-type="float" office:value="49181.957031" calcext:value-type="float">
            <text:p>49181.957031</text:p>
          </table:table-cell>
          <table:table-cell office:value-type="float" office:value="0.020292" calcext:value-type="float">
            <text:p>0.020292</text:p>
          </table:table-cell>
        </table:table-row>
        <table:table-row table:style-name="ro1"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56" calcext:value-type="float">
            <text:p>3256</text:p>
          </table:table-cell>
          <table:table-cell office:value-type="float" office:value="2638" calcext:value-type="float">
            <text:p>2638</text:p>
          </table:table-cell>
          <table:table-cell office:value-type="float" office:value="996" calcext:value-type="float">
            <text:p>996</text:p>
          </table:table-cell>
          <table:table-cell office:value-type="float" office:value="50081.167969" calcext:value-type="float">
            <text:p>50081.167969</text:p>
          </table:table-cell>
          <table:table-cell office:value-type="float" office:value="0.019888" calcext:value-type="float">
            <text:p>0.01988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361" calcext:value-type="float">
            <text:p>2361</text:p>
          </table:table-cell>
          <table:table-cell office:value-type="float" office:value="1909" calcext:value-type="float">
            <text:p>1909</text:p>
          </table:table-cell>
          <table:table-cell office:value-type="float" office:value="999" calcext:value-type="float">
            <text:p>999</text:p>
          </table:table-cell>
          <table:table-cell office:value-type="float" office:value="51181.753906" calcext:value-type="float">
            <text:p>51181.753906</text:p>
          </table:table-cell>
          <table:table-cell office:value-type="float" office:value="0.019519" calcext:value-type="float">
            <text:p>0.019519</text:p>
          </table:table-cell>
        </table:table-row>
        <table:table-row table:style-name="ro1"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81" calcext:value-type="float">
            <text:p>3381</text:p>
          </table:table-cell>
          <table:table-cell office:value-type="float" office:value="2665" calcext:value-type="float">
            <text:p>2665</text:p>
          </table:table-cell>
          <table:table-cell office:value-type="float" office:value="998" calcext:value-type="float">
            <text:p>998</text:p>
          </table:table-cell>
          <table:table-cell office:value-type="float" office:value="48129.710938" calcext:value-type="float">
            <text:p>48129.710938</text:p>
          </table:table-cell>
          <table:table-cell office:value-type="float" office:value="0.020736" calcext:value-type="float">
            <text:p>0.02073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570" calcext:value-type="float">
            <text:p>2570</text:p>
          </table:table-cell>
          <table:table-cell office:value-type="float" office:value="2034" calcext:value-type="float">
            <text:p>2034</text:p>
          </table:table-cell>
          <table:table-cell office:value-type="float" office:value="999" calcext:value-type="float">
            <text:p>999</text:p>
          </table:table-cell>
          <table:table-cell office:value-type="float" office:value="49048.558594" calcext:value-type="float">
            <text:p>49048.558594</text:p>
          </table:table-cell>
          <table:table-cell office:value-type="float" office:value="0.020368" calcext:value-type="float">
            <text:p>0.020368</text:p>
          </table:table-cell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45" calcext:value-type="float">
            <text:p>3245</text:p>
          </table:table-cell>
          <table:table-cell office:value-type="float" office:value="2627" calcext:value-type="float">
            <text:p>2627</text:p>
          </table:table-cell>
          <table:table-cell office:value-type="float" office:value="997" calcext:value-type="float">
            <text:p>997</text:p>
          </table:table-cell>
          <table:table-cell office:value-type="float" office:value="48204.265625" calcext:value-type="float">
            <text:p>48204.265625</text:p>
          </table:table-cell>
          <table:table-cell office:value-type="float" office:value="0.020683" calcext:value-type="float">
            <text:p>0.02068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03" calcext:value-type="float">
            <text:p>2403</text:p>
          </table:table-cell>
          <table:table-cell office:value-type="float" office:value="1911" calcext:value-type="float">
            <text:p>1911</text:p>
          </table:table-cell>
          <table:table-cell office:value-type="float" office:value="998" calcext:value-type="float">
            <text:p>998</text:p>
          </table:table-cell>
          <table:table-cell office:value-type="float" office:value="49857.546875" calcext:value-type="float">
            <text:p>49857.546875</text:p>
          </table:table-cell>
          <table:table-cell office:value-type="float" office:value="0.020017" calcext:value-type="float">
            <text:p>0.020017</text:p>
          </table:table-cell>
        </table:table-row>
        <table:table-row table:style-name="ro1" table:number-rows-repeated="5">
          <table:table-cell table:number-columns-repeated="38"/>
        </table:table-row>
        <table:table-row table:style-name="ro1">
          <table:table-cell table:number-columns-repeated="13"/>
          <table:table-cell office:value-type="string" calcext:value-type="string">
            <text:p>GBN -W 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58" calcext:value-type="float">
            <text:p>3258</text:p>
          </table:table-cell>
          <table:table-cell office:value-type="float" office:value="2597" calcext:value-type="float">
            <text:p>2597</text:p>
          </table:table-cell>
          <table:table-cell office:value-type="float" office:value="998" calcext:value-type="float">
            <text:p>998</text:p>
          </table:table-cell>
          <table:table-cell office:value-type="float" office:value="48852.613281" calcext:value-type="float">
            <text:p>48852.613281</text:p>
          </table:table-cell>
          <table:table-cell office:value-type="float" office:value="0.020429" calcext:value-type="float">
            <text:p>0.020429</text:p>
          </table:table-cell>
          <table:table-cell/>
          <table:table-cell office:value-type="string" calcext:value-type="string">
            <text:p>SR -W 5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13" calcext:value-type="float">
            <text:p>2413</text:p>
          </table:table-cell>
          <table:table-cell office:value-type="float" office:value="1922" calcext:value-type="float">
            <text:p>1922</text:p>
          </table:table-cell>
          <table:table-cell office:value-type="float" office:value="999" calcext:value-type="float">
            <text:p>999</text:p>
          </table:table-cell>
          <table:table-cell office:value-type="float" office:value="49587.296875" calcext:value-type="float">
            <text:p>49587.296875</text:p>
          </table:table-cell>
          <table:table-cell office:value-type="float" office:value="0.020146" calcext:value-type="float">
            <text:p>0.020146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72" calcext:value-type="float">
            <text:p>3372</text:p>
          </table:table-cell>
          <table:table-cell office:value-type="float" office:value="2673" calcext:value-type="float">
            <text:p>2673</text:p>
          </table:table-cell>
          <table:table-cell office:value-type="float" office:value="993" calcext:value-type="float">
            <text:p>993</text:p>
          </table:table-cell>
          <table:table-cell office:value-type="float" office:value="49090.875" calcext:value-type="float">
            <text:p>49090.875</text:p>
          </table:table-cell>
          <table:table-cell office:value-type="float" office:value="0.020228" calcext:value-type="float">
            <text:p>0.0202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67" calcext:value-type="float">
            <text:p>2467</text:p>
          </table:table-cell>
          <table:table-cell office:value-type="float" office:value="1973" calcext:value-type="float">
            <text:p>1973</text:p>
          </table:table-cell>
          <table:table-cell office:value-type="float" office:value="999" calcext:value-type="float">
            <text:p>999</text:p>
          </table:table-cell>
          <table:table-cell office:value-type="float" office:value="49307.484375" calcext:value-type="float">
            <text:p>49307.484375</text:p>
          </table:table-cell>
          <table:table-cell office:value-type="float" office:value="0.020261" calcext:value-type="float">
            <text:p>0.020261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563" calcext:value-type="float">
            <text:p>3563</text:p>
          </table:table-cell>
          <table:table-cell office:value-type="float" office:value="2839" calcext:value-type="float">
            <text:p>2839</text:p>
          </table:table-cell>
          <table:table-cell office:value-type="float" office:value="997" calcext:value-type="float">
            <text:p>997</text:p>
          </table:table-cell>
          <table:table-cell office:value-type="float" office:value="49095.421875" calcext:value-type="float">
            <text:p>49095.421875</text:p>
          </table:table-cell>
          <table:table-cell office:value-type="float" office:value="0.020307" calcext:value-type="float">
            <text:p>0.02030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519" calcext:value-type="float">
            <text:p>2519</text:p>
          </table:table-cell>
          <table:table-cell office:value-type="float" office:value="2001" calcext:value-type="float">
            <text:p>2001</text:p>
          </table:table-cell>
          <table:table-cell office:value-type="float" office:value="999" calcext:value-type="float">
            <text:p>999</text:p>
          </table:table-cell>
          <table:table-cell office:value-type="float" office:value="50065.652344" calcext:value-type="float">
            <text:p>50065.652344</text:p>
          </table:table-cell>
          <table:table-cell office:value-type="float" office:value="0.019954" calcext:value-type="float">
            <text:p>0.019954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80" calcext:value-type="float">
            <text:p>3280</text:p>
          </table:table-cell>
          <table:table-cell office:value-type="float" office:value="2647" calcext:value-type="float">
            <text:p>2647</text:p>
          </table:table-cell>
          <table:table-cell office:value-type="float" office:value="997" calcext:value-type="float">
            <text:p>997</text:p>
          </table:table-cell>
          <table:table-cell office:value-type="float" office:value="48712.617188" calcext:value-type="float">
            <text:p>48712.617188</text:p>
          </table:table-cell>
          <table:table-cell office:value-type="float" office:value="0.020467" calcext:value-type="float">
            <text:p>0.0204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63" calcext:value-type="float">
            <text:p>2463</text:p>
          </table:table-cell>
          <table:table-cell office:value-type="float" office:value="1984" calcext:value-type="float">
            <text:p>1984</text:p>
          </table:table-cell>
          <table:table-cell office:value-type="float" office:value="999" calcext:value-type="float">
            <text:p>999</text:p>
          </table:table-cell>
          <table:table-cell office:value-type="float" office:value="50340.089844" calcext:value-type="float">
            <text:p>50340.089844</text:p>
          </table:table-cell>
          <table:table-cell office:value-type="float" office:value="0.019845" calcext:value-type="float">
            <text:p>0.019845</text:p>
          </table:table-cell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129" calcext:value-type="float">
            <text:p>3129</text:p>
          </table:table-cell>
          <table:table-cell office:value-type="float" office:value="2532" calcext:value-type="float">
            <text:p>2532</text:p>
          </table:table-cell>
          <table:table-cell office:value-type="float" office:value="997" calcext:value-type="float">
            <text:p>997</text:p>
          </table:table-cell>
          <table:table-cell office:value-type="float" office:value="49917.707031" calcext:value-type="float">
            <text:p>49917.707031</text:p>
          </table:table-cell>
          <table:table-cell office:value-type="float" office:value="0.019973" calcext:value-type="float">
            <text:p>0.01997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399" calcext:value-type="float">
            <text:p>2399</text:p>
          </table:table-cell>
          <table:table-cell office:value-type="float" office:value="1927" calcext:value-type="float">
            <text:p>1927</text:p>
          </table:table-cell>
          <table:table-cell office:value-type="float" office:value="999" calcext:value-type="float">
            <text:p>999</text:p>
          </table:table-cell>
          <table:table-cell office:value-type="float" office:value="50292.75" calcext:value-type="float">
            <text:p>50292.75</text:p>
          </table:table-cell>
          <table:table-cell office:value-type="float" office:value="0.019864" calcext:value-type="float">
            <text:p>0.019864</text:p>
          </table:table-cell>
        </table:table-row>
        <table:table-row table:style-name="ro1"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59" calcext:value-type="float">
            <text:p>3259</text:p>
          </table:table-cell>
          <table:table-cell office:value-type="float" office:value="2582" calcext:value-type="float">
            <text:p>2582</text:p>
          </table:table-cell>
          <table:table-cell office:value-type="float" office:value="998" calcext:value-type="float">
            <text:p>998</text:p>
          </table:table-cell>
          <table:table-cell office:value-type="float" office:value="49915.425781" calcext:value-type="float">
            <text:p>49915.425781</text:p>
          </table:table-cell>
          <table:table-cell office:value-type="float" office:value="0.019994" calcext:value-type="float">
            <text:p>0.01999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37" calcext:value-type="float">
            <text:p>2437</text:p>
          </table:table-cell>
          <table:table-cell office:value-type="float" office:value="1933" calcext:value-type="float">
            <text:p>1933</text:p>
          </table:table-cell>
          <table:table-cell office:value-type="float" office:value="999" calcext:value-type="float">
            <text:p>999</text:p>
          </table:table-cell>
          <table:table-cell office:value-type="float" office:value="51355.421875" calcext:value-type="float">
            <text:p>51355.421875</text:p>
          </table:table-cell>
          <table:table-cell office:value-type="float" office:value="0.019453" calcext:value-type="float">
            <text:p>0.019453</text:p>
          </table:table-cell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53" calcext:value-type="float">
            <text:p>3353</text:p>
          </table:table-cell>
          <table:table-cell office:value-type="float" office:value="2716" calcext:value-type="float">
            <text:p>2716</text:p>
          </table:table-cell>
          <table:table-cell office:value-type="float" office:value="995" calcext:value-type="float">
            <text:p>995</text:p>
          </table:table-cell>
          <table:table-cell office:value-type="float" office:value="50234.292969" calcext:value-type="float">
            <text:p>50234.292969</text:p>
          </table:table-cell>
          <table:table-cell office:value-type="float" office:value="0.019807" calcext:value-type="float">
            <text:p>0.01980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84" calcext:value-type="float">
            <text:p>2484</text:p>
          </table:table-cell>
          <table:table-cell office:value-type="float" office:value="1980" calcext:value-type="float">
            <text:p>1980</text:p>
          </table:table-cell>
          <table:table-cell office:value-type="float" office:value="998" calcext:value-type="float">
            <text:p>998</text:p>
          </table:table-cell>
          <table:table-cell office:value-type="float" office:value="49181.957031" calcext:value-type="float">
            <text:p>49181.957031</text:p>
          </table:table-cell>
          <table:table-cell office:value-type="float" office:value="0.020292" calcext:value-type="float">
            <text:p>0.020292</text:p>
          </table:table-cell>
        </table:table-row>
        <table:table-row table:style-name="ro1"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56" calcext:value-type="float">
            <text:p>3256</text:p>
          </table:table-cell>
          <table:table-cell office:value-type="float" office:value="2638" calcext:value-type="float">
            <text:p>2638</text:p>
          </table:table-cell>
          <table:table-cell office:value-type="float" office:value="996" calcext:value-type="float">
            <text:p>996</text:p>
          </table:table-cell>
          <table:table-cell office:value-type="float" office:value="50081.167969" calcext:value-type="float">
            <text:p>50081.167969</text:p>
          </table:table-cell>
          <table:table-cell office:value-type="float" office:value="0.019888" calcext:value-type="float">
            <text:p>0.01988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361" calcext:value-type="float">
            <text:p>2361</text:p>
          </table:table-cell>
          <table:table-cell office:value-type="float" office:value="1909" calcext:value-type="float">
            <text:p>1909</text:p>
          </table:table-cell>
          <table:table-cell office:value-type="float" office:value="999" calcext:value-type="float">
            <text:p>999</text:p>
          </table:table-cell>
          <table:table-cell office:value-type="float" office:value="51181.753906" calcext:value-type="float">
            <text:p>51181.753906</text:p>
          </table:table-cell>
          <table:table-cell office:value-type="float" office:value="0.019519" calcext:value-type="float">
            <text:p>0.019519</text:p>
          </table:table-cell>
        </table:table-row>
        <table:table-row table:style-name="ro1"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381" calcext:value-type="float">
            <text:p>3381</text:p>
          </table:table-cell>
          <table:table-cell office:value-type="float" office:value="2665" calcext:value-type="float">
            <text:p>2665</text:p>
          </table:table-cell>
          <table:table-cell office:value-type="float" office:value="998" calcext:value-type="float">
            <text:p>998</text:p>
          </table:table-cell>
          <table:table-cell office:value-type="float" office:value="48129.710938" calcext:value-type="float">
            <text:p>48129.710938</text:p>
          </table:table-cell>
          <table:table-cell office:value-type="float" office:value="0.020736" calcext:value-type="float">
            <text:p>0.02073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570" calcext:value-type="float">
            <text:p>2570</text:p>
          </table:table-cell>
          <table:table-cell office:value-type="float" office:value="2034" calcext:value-type="float">
            <text:p>2034</text:p>
          </table:table-cell>
          <table:table-cell office:value-type="float" office:value="999" calcext:value-type="float">
            <text:p>999</text:p>
          </table:table-cell>
          <table:table-cell office:value-type="float" office:value="49048.558594" calcext:value-type="float">
            <text:p>49048.558594</text:p>
          </table:table-cell>
          <table:table-cell office:value-type="float" office:value="0.020368" calcext:value-type="float">
            <text:p>0.020368</text:p>
          </table:table-cell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3245" calcext:value-type="float">
            <text:p>3245</text:p>
          </table:table-cell>
          <table:table-cell office:value-type="float" office:value="2627" calcext:value-type="float">
            <text:p>2627</text:p>
          </table:table-cell>
          <table:table-cell office:value-type="float" office:value="997" calcext:value-type="float">
            <text:p>997</text:p>
          </table:table-cell>
          <table:table-cell office:value-type="float" office:value="48204.265625" calcext:value-type="float">
            <text:p>48204.265625</text:p>
          </table:table-cell>
          <table:table-cell office:value-type="float" office:value="0.020683" calcext:value-type="float">
            <text:p>0.02068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2403" calcext:value-type="float">
            <text:p>2403</text:p>
          </table:table-cell>
          <table:table-cell office:value-type="float" office:value="1911" calcext:value-type="float">
            <text:p>1911</text:p>
          </table:table-cell>
          <table:table-cell office:value-type="float" office:value="998" calcext:value-type="float">
            <text:p>998</text:p>
          </table:table-cell>
          <table:table-cell office:value-type="float" office:value="49857.546875" calcext:value-type="float">
            <text:p>49857.546875</text:p>
          </table:table-cell>
          <table:table-cell office:value-type="float" office:value="0.020017" calcext:value-type="float">
            <text:p>0.020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00:43:36.085084369</meta:creation-date>
    <meta:generator>LibreOffice/5.0.5.2$Linux_X86_64 LibreOffice_project/00m0$Build-2</meta:generator>
    <dc:date>2016-04-02T01:33:04.263383202</dc:date>
    <meta:editing-duration>PT24M17S</meta:editing-duration>
    <meta:editing-cycles>1</meta:editing-cycles>
    <meta:document-statistic meta:table-count="1" meta:cell-count="1232" meta:object-count="0"/>
  </office:meta>
</office:document-meta>
</file>